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beb8" officeooo:paragraph-rsid="0018beb8"/>
    </style:style>
    <style:style style:name="P2" style:family="paragraph" style:parent-style-name="Standard">
      <style:text-properties officeooo:rsid="0018beb8" officeooo:paragraph-rsid="001abf79"/>
    </style:style>
    <style:style style:name="P3" style:family="paragraph" style:parent-style-name="Standard">
      <style:text-properties officeooo:rsid="0018beb8" officeooo:paragraph-rsid="001aca8e"/>
    </style:style>
    <style:style style:name="P4" style:family="paragraph" style:parent-style-name="Standard">
      <style:text-properties officeooo:rsid="0018beb8" officeooo:paragraph-rsid="001acdd2"/>
    </style:style>
    <style:style style:name="P5" style:family="paragraph" style:parent-style-name="Standard">
      <style:paragraph-properties fo:line-height="115%"/>
      <style:text-properties officeooo:rsid="0018beb8" officeooo:paragraph-rsid="001e8892"/>
    </style:style>
    <style:style style:name="P6" style:family="paragraph" style:parent-style-name="Standard">
      <style:paragraph-properties fo:line-height="115%"/>
      <style:text-properties officeooo:rsid="0018beb8" officeooo:paragraph-rsid="001f4c15"/>
    </style:style>
    <style:style style:name="P7" style:family="paragraph" style:parent-style-name="Standard">
      <style:text-properties officeooo:rsid="00194591" officeooo:paragraph-rsid="00194591"/>
    </style:style>
    <style:style style:name="P8" style:family="paragraph" style:parent-style-name="Standard">
      <style:text-properties fo:color="#00a65d" officeooo:rsid="0018beb8" officeooo:paragraph-rsid="0018beb8"/>
    </style:style>
    <style:style style:name="P9" style:family="paragraph" style:parent-style-name="Standard">
      <style:text-properties officeooo:rsid="001aca8e" officeooo:paragraph-rsid="001aca8e"/>
    </style:style>
    <style:style style:name="P10" style:family="paragraph" style:parent-style-name="Standard">
      <style:text-properties officeooo:rsid="00198d9e" officeooo:paragraph-rsid="001aca8e"/>
    </style:style>
    <style:style style:name="P11" style:family="paragraph" style:parent-style-name="Standard">
      <style:text-properties fo:color="#000000" officeooo:rsid="00198d9e" officeooo:paragraph-rsid="001aca8e"/>
    </style:style>
    <style:style style:name="P12" style:family="paragraph" style:parent-style-name="Standard">
      <style:text-properties fo:color="#000000" officeooo:rsid="001abf79" officeooo:paragraph-rsid="001abf79"/>
    </style:style>
    <style:style style:name="P13" style:family="paragraph" style:parent-style-name="Standard">
      <style:paragraph-properties fo:text-align="justify" style:justify-single-word="false"/>
      <style:text-properties fo:color="#000000" fo:language="en" fo:country="US" officeooo:rsid="001c22c1" officeooo:paragraph-rsid="001c22c1"/>
    </style:style>
    <style:style style:name="P14" style:family="paragraph" style:parent-style-name="Standard">
      <style:paragraph-properties fo:text-align="justify" style:justify-single-word="false"/>
      <style:text-properties officeooo:paragraph-rsid="001c22c1"/>
    </style:style>
    <style:style style:name="P15" style:family="paragraph" style:parent-style-name="Standard">
      <style:paragraph-properties fo:margin-left="1.4772in" fo:margin-right="0in" fo:text-indent="0in" style:auto-text-indent="false"/>
      <style:text-properties fo:font-size="14pt" fo:font-weight="bold" officeooo:rsid="0018beb8" officeooo:paragraph-rsid="0018beb8" style:font-size-asian="14pt" style:font-weight-asian="bold" style:font-size-complex="14pt" style:font-weight-complex="bold"/>
    </style:style>
    <style:style style:name="P16" style:family="paragraph" style:parent-style-name="Heading_20_2">
      <style:paragraph-properties fo:margin-left="1.4772in" fo:margin-right="0in" fo:text-indent="0in" style:auto-text-indent="false"/>
      <style:text-properties fo:color="#000000" fo:font-size="14pt" officeooo:rsid="001abf79" officeooo:paragraph-rsid="001abf79" style:font-size-asian="14pt" style:font-size-complex="14pt"/>
    </style:style>
    <style:style style:name="P17" style:family="paragraph" style:parent-style-name="Text_20_body">
      <style:paragraph-properties fo:text-align="justify" style:justify-single-word="false"/>
      <style:text-properties officeooo:paragraph-rsid="001c22c1"/>
    </style:style>
    <style:style style:name="P18" style:family="paragraph" style:parent-style-name="Text_20_body">
      <style:text-properties officeooo:rsid="001f4c15" officeooo:paragraph-rsid="001f4c15"/>
    </style:style>
    <style:style style:name="P19" style:family="paragraph" style:parent-style-name="Text_20_body">
      <style:paragraph-properties fo:text-align="justify" style:justify-single-word="false"/>
      <style:text-properties fo:color="#000000" fo:language="en" fo:country="US" officeooo:rsid="001c22c1" officeooo:paragraph-rsid="001c22c1"/>
    </style:style>
    <style:style style:name="P20" style:family="paragraph" style:parent-style-name="Heading_20_2">
      <style:paragraph-properties fo:margin-left="0.9846in" fo:margin-right="0in" fo:text-align="justify" style:justify-single-word="false" fo:text-indent="0in" style:auto-text-indent="false"/>
      <style:text-properties fo:color="#000000" fo:font-size="14pt" fo:language="en" fo:country="US" officeooo:rsid="001c22c1" officeooo:paragraph-rsid="001c22c1" style:font-size-asian="14pt" style:font-size-complex="14pt"/>
    </style:style>
    <style:style style:name="P2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66b3"/>
    </style:style>
    <style:style style:name="T2" style:family="text">
      <style:text-properties fo:color="#0066b3" officeooo:rsid="001abf79"/>
    </style:style>
    <style:style style:name="T3" style:family="text">
      <style:text-properties fo:color="#0066b3" officeooo:rsid="00198d9e"/>
    </style:style>
    <style:style style:name="T4" style:family="text">
      <style:text-properties fo:color="#ed1c24" officeooo:rsid="001abf79"/>
    </style:style>
    <style:style style:name="T5" style:family="text">
      <style:text-properties officeooo:rsid="001abf79"/>
    </style:style>
    <style:style style:name="T6" style:family="text">
      <style:text-properties fo:color="#000000"/>
    </style:style>
    <style:style style:name="T7" style:family="text">
      <style:text-properties fo:color="#000000" officeooo:rsid="001abf79"/>
    </style:style>
    <style:style style:name="T8" style:family="text">
      <style:text-properties fo:color="#000000" officeooo:rsid="00198d9e"/>
    </style:style>
    <style:style style:name="T9" style:family="text">
      <style:text-properties fo:color="#000000" officeooo:rsid="001aca8e"/>
    </style:style>
    <style:style style:name="T10" style:family="text">
      <style:text-properties fo:color="#000000" officeooo:rsid="001acdd2"/>
    </style:style>
    <style:style style:name="T11" style:family="text">
      <style:text-properties fo:color="#000000" fo:language="en" fo:country="US" officeooo:rsid="001acdd2"/>
    </style:style>
    <style:style style:name="T12" style:family="text">
      <style:text-properties fo:color="#000000" fo:language="en" fo:country="US" officeooo:rsid="001c22c1"/>
    </style:style>
    <style:style style:name="T13" style:family="text">
      <style:text-properties fo:color="#000000" fo:language="en" fo:country="US" officeooo:rsid="001d596e"/>
    </style:style>
    <style:style style:name="T14" style:family="text">
      <style:text-properties fo:color="#000000" officeooo:rsid="001c22c1"/>
    </style:style>
    <style:style style:name="T15" style:family="text">
      <style:text-properties officeooo:rsid="001aca8e"/>
    </style:style>
    <style:style style:name="T16" style:family="text">
      <style:text-properties fo:language="en" fo:country="US"/>
    </style:style>
    <style:style style:name="T17" style:family="text">
      <style:text-properties officeooo:rsid="001d596e"/>
    </style:style>
    <style:style style:name="T18" style:family="text">
      <style:text-properties fo:color="#ce181e"/>
    </style:style>
    <style:style style:name="T19" style:family="text">
      <style:text-properties officeooo:rsid="00242040"/>
    </style:style>
    <style:style style:name="T2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Write a function: the sum of 2 integers</text:p>
      <text:p text:style-name="P1"/>
      <text:p text:style-name="P7"><text:span text:style-name="T19">E</text:span>very C program has a main function that tells the program to start executing the code. Other kinds of function that we have learned up to now are <text:span text:style-name="T1">scanf</text:span> and <text:span text:style-name="T1">printf</text:span> functions. <text:span text:style-name="T5">We use the below pattern to write out own function.</text:span></text:p>
      <text:p text:style-name="P1"/>
      <text:p text:style-name="P8">#include &lt;stdio.h&gt;</text:p>
      <text:p text:style-name="P1"><office:annotation office:name="__Annotation__18_4177488154" loext:resolved="false"><dc:creator>Unknown Author</dc:creator><dc:date>2019-03-16T00:08:38.472622951</dc:date><text:p text:style-name="P21"><text:span text:style-name="T20">We specify the type of the function. In the other word, it will specify the type of the return value. When the function will not return a value and will just perform a task like printing, we write void in the place of type_of_function. </text:span></text:p></office:annotation><text:span text:style-name="T2">type_of_function</text:span><office:annotation-end office:name="__Annotation__18_4177488154"/> <office:annotation office:name="__Annotation__17_4177488154" loext:resolved="false"><dc:creator>Unknown Author</dc:creator><dc:date>2019-03-16T00:08:16.904163240</dc:date><text:p text:style-name="P21"><text:span text:style-name="T20">We write the name of function here.</text:span></text:p></office:annotation><text:span text:style-name="T5">name_of_function</text:span><office:annotation-end office:name="__Annotation__17_4177488154"/>(<office:annotation office:name="__Annotation__20_4177488154" loext:resolved="false"><dc:creator>Unknown Author</dc:creator><dc:date>2019-03-16T00:10:08.713763945</dc:date><text:p text:style-name="P21"><text:span text:style-name="T20">We specify the type and name of the input variables here. There can be as many as needed. The name of the variables can be different from the name of input variables in the main function.</text:span></text:p></office:annotation><text:span text:style-name="T5">type_of_variable_1 name_of_veariable_1</text:span><office:annotation-end office:name="__Annotation__20_4177488154"/><text:span text:style-name="T5">,…</text:span>)<office:annotation office:name="__Annotation__8_4177488154" loext:resolved="false"><dc:creator>Unknown Author</dc:creator><dc:date>2019-03-16T00:01:25.581729114</dc:date><text:p text:style-name="P21"><text:span text:style-name="T20">An open and close brace to put statements there.</text:span></text:p></office:annotation>{<office:annotation-end office:name="__Annotation__8_4177488154"/></text:p>
      <text:p text:style-name="P4"><text:tab/></text:p>
      <text:p text:style-name="P4"><text:span text:style-name="T15"><text:tab/></text:span><office:annotation office:name="__Annotation__34_4177488154" loext:resolved="false"><dc:creator>Unknown Author</dc:creator><dc:date>2019-03-16T00:13:02.587705889</dc:date><text:p text:style-name="P21"><text:span text:style-name="T20">We declare just the type of the output here.</text:span></text:p></office:annotation><text:span text:style-name="T15">declaration statements</text:span><office:annotation-end office:name="__Annotation__34_4177488154"/></text:p>
      <text:p text:style-name="P10"><text:tab/>executable statements</text:p>
      <text:p text:style-name="P10"/>
      <text:p text:style-name="P1"><office:annotation office:name="__Annotation__9_4177488154" loext:resolved="false"><dc:creator>Unknown Author</dc:creator><dc:date>2019-03-16T00:01:56.557291487</dc:date><text:p text:style-name="P21"><text:span text:style-name="T20">Return statement.</text:span></text:p></office:annotation><text:span text:style-name="T1">return</text:span><office:annotation-end office:name="__Annotation__9_4177488154"/> <office:annotation office:name="__Annotation__21_4177488154" loext:resolved="false"><dc:creator>Unknown Author</dc:creator><dc:date>2019-03-16T00:11:26.594623568</dc:date><text:p text:style-name="P21"><text:span text:style-name="T20">The output of the function will be here.</text:span></text:p></office:annotation><text:span text:style-name="T4">output_name</text:span><office:annotation-end office:name="__Annotation__21_4177488154"/>;</text:p>
      <text:p text:style-name="P1">}</text:p>
      <text:p text:style-name="P2"><text:span text:style-name="T1">int</text:span><text:span text:style-name="T6"> </text:span><text:span text:style-name="T7">main(</text:span><text:span text:style-name="T1">v</text:span><text:span text:style-name="T2">oid</text:span><text:span text:style-name="T7">){</text:span></text:p>
      <text:p text:style-name="P3"><text:span text:style-name="T8"><text:tab/></text:span><text:span text:style-name="T9">declaration statements</text:span></text:p>
      <text:p text:style-name="P11"><text:tab/>executable statements</text:p>
      <text:p text:style-name="P9"><text:span text:style-name="T6">output = </text:span><text:span text:style-name="T8">n</text:span><text:span text:style-name="T6">ame_of_the_function (</text:span><text:span text:style-name="T7">name_of_veariable_1,…</text:span><text:span text:style-name="T6">);</text:span></text:p>
      <text:p text:style-name="P2"><text:span text:style-name="T3">re</text:span><text:span text:style-name="T2">turn </text:span><text:span text:style-name="T4">0</text:span><text:span text:style-name="T7">;</text:span></text:p>
      <text:p text:style-name="P12">}</text:p>
      <text:p text:style-name="P12"/>
      <text:h text:style-name="P16" text:outline-level="2">Differentiate parameters and arguments of a function</text:h>
      <text:p text:style-name="P14"><text:span text:style-name="T10">The variables of the function which are in the </text:span><text:span text:style-name="T11">Parentheses</text:span><text:span text:style-name="T10"> are defined in the declaration type, and they copy the amount of the variables at the </text:span><text:span text:style-name="T16">Parentheses</text:span><text:span text:style-name="T10">. They are called arguments. However, </text:span><text:span text:style-name="T14">the type of </text:span><text:span text:style-name="T10">the variables in the </text:span><text:span text:style-name="T11">Parentheses </text:span><text:span text:style-name="T12">of the function should be defined there, and they are called parameters.</text:span></text:p>
      <text:p text:style-name="P13">When we call the function we copy the variables of the arguments in the parameters.</text:p>
      <text:p text:style-name="P13"/>
      <text:h text:style-name="P20" text:outline-level="2">Differentiate the prototype and the definition of a function</text:h>
      <text:p text:style-name="P13"/>
      <text:p text:style-name="P17"><text:span text:style-name="T12">The compiler goes through the code line by line. </text:span><text:span text:style-name="T13">If we put the function below the main function</text:span><text:span text:style-name="T12"> </text:span><text:span text:style-name="T13">and start to compile it, the compiler</text:span> has not come across the function yet, because that's below the line where we're actually calling the function. <text:span text:style-name="T17">Thus, we will get a warning message. </text:span>We can tell C it's coming. I will define a function soon. And to do so, we give C a <text:span text:style-name="T18">prototype of the function</text:span>. So we put that prototype above the main function.</text:p>
      <text:p text:style-name="Text_20_body">Underneath the <text:span text:style-name="T18">#include &lt;stdio.h&gt;</text:span>.</text:p>
      <text:p text:style-name="P6"><office:annotation office:name="__Annotation__18_41774881542" loext:resolved="false"><dc:creator>Unknown Author</dc:creator><dc:date>2019-03-16T00:08:38.472622951</dc:date><text:p text:style-name="P21"><text:span text:style-name="T20">We specify the type of the function. In the other word, it will specify the type of the return value</text:span></text:p></office:annotation><text:span text:style-name="T2">type_of_function</text:span><office:annotation-end office:name="__Annotation__18_41774881542"/> <text:span text:style-name="T5">name_of_function </text:span>(<text:span text:style-name="T5">type_of_variable_1, type_of_variable_2, …</text:span>) ;</text:p>
      <text:p text:style-name="P5"/>
      <text:p text:style-name="Text_20_body">And we simply tell C, it's coming. It's all going to be fine.</text:p>
      <text:p text:style-name="P18">It is better to use a prototype of the function and put the function below the main function.</text:p>
      <text:p text:style-name="P17"/>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13T00:14:55.008626752</meta:creation-date>
    <dc:date>2021-11-13T11:03:52.686506642</dc:date>
    <meta:editing-duration>PT39M52S</meta:editing-duration>
    <meta:editing-cycles>7</meta:editing-cycles>
    <meta:generator>LibreOffice/6.4.7.2$Linux_X86_64 LibreOffice_project/40$Build-2</meta:generator>
    <meta:document-statistic meta:table-count="0" meta:image-count="0" meta:object-count="0" meta:page-count="1" meta:paragraph-count="24" meta:word-count="282" meta:character-count="1764" meta:non-whitespace-character-count="1500"/>
  </office:meta>
</office:document-meta>
</file>